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gr1" style:family="graphic">
      <style:graphic-properties draw:stroke="none" svg:stroke-color="#000000" draw:fill="none" draw:fill-color="#ffffff" fo:min-height="6.05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a1" draw:style-name="gr1" draw:text-style-name="P1" svg:width="17.781cm" svg:height="6.06cm" svg:x="0.113cm" svg:y="1.282cm"><draw:text-box><text:p>Benvenuto &lt;&lt;NOME UTENTE&gt;&gt;,</text:p><text:p>Ecco i tuoi contatti attivi</text:p><text:p/><text:p>→ &lt;&lt;UTENTE 1&gt;&gt;</text:p><text:p>→ &lt;&lt;UTENTE 2&gt;&gt;</text:p><text:p>→ &lt;&lt;UTENTE 3&gt;&gt;</text:p><text:p>→ &lt;&lt;UTENTE 4&gt;&gt;</text:p><text:p/><text:p>Inserire “new” per avviare una nuova comunicazione, altrimenti inserisci il nome utente con cui vuoi messaggiare:</text:p><text:p/><text:p>&gt; 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3T12:53:39.451594319</meta:creation-date>
    <dc:date>2022-11-03T13:03:17.781849314</dc:date>
    <meta:editing-duration>PT9M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